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7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1.1252in"/>
          <style:tab-stop style:position="7.5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7.5in" style:type="right"/>
        </style:tab-stops>
      </style:paragraph-properties>
      <style:text-properties fo:font-size="8pt" fo:font-weight="bold" style:font-size-asian="8pt" style:font-weight-asian="bold" style:font-name-complex="Calibri1" style:font-size-complex="8pt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1.1252in"/>
          <style:tab-stop style:position="7.5in" style:type="right"/>
        </style:tab-stops>
      </style:paragraph-properties>
      <style:text-properties fo:font-size="8pt" fo:font-weight="bold" style:font-size-asian="8pt" style:font-weight-asian="bold" style:font-name-complex="Calibri1" style:font-size-complex="8pt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1.1252in"/>
          <style:tab-stop style:position="6.5in" style:type="right"/>
        </style:tab-stops>
      </style:paragraph-properties>
      <style:text-properties fo:font-size="8pt" fo:font-weight="bold" style:font-size-asian="8pt" style:font-weight-asian="bold" style:font-name-complex="Calibri1" style:font-size-complex="8pt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fo:font-size="8pt" style:font-size-asian="8pt" style:font-name-complex="Calibri1" style:font-size-complex="8pt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7.5in" style:type="right"/>
        </style:tab-stops>
      </style:paragraph-properties>
      <style:text-properties fo:font-size="8pt" style:font-size-asian="8pt" style:font-name-complex="Calibri1" style:font-size-complex="8pt"/>
    </style:style>
    <style:style style:name="P9" style:family="paragraph" style:parent-style-name="Standard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51pt solid #000000">
        <style:tab-stops>
          <style:tab-stop style:position="1.1252in"/>
          <style:tab-stop style:position="6.5in" style:type="right"/>
        </style:tab-stops>
      </style:paragraph-properties>
      <style:text-properties fo:font-size="8pt" fo:font-weight="bold" style:font-size-asian="8pt" style:font-weight-asian="bold" style:font-name-complex="Calibri1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51pt solid #000000">
        <style:tab-stops>
          <style:tab-stop style:position="6.5in" style:type="right"/>
        </style:tab-stops>
      </style:paragraph-properties>
      <style:text-properties fo:font-weight="bold" style:font-weight-asian="bold" style:font-name-complex="Calibri1"/>
    </style:style>
    <style:style style:name="P11" style:family="paragraph" style:parent-style-name="Standard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51pt solid #000000">
        <style:tab-stops>
          <style:tab-stop style:position="1.1252in"/>
          <style:tab-stop style:position="6.5in" style:type="right"/>
        </style:tab-stops>
      </style:paragraph-properties>
      <style:text-properties fo:font-weight="bold" style:font-weight-asian="bold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1.1252in"/>
          <style:tab-stop style:position="6.5in" style:type="right"/>
        </style:tab-stops>
      </style:paragraph-properties>
      <style:text-properties fo:font-weight="bold" style:font-weight-asian="bold" style:font-name-complex="Calibri1"/>
    </style:style>
    <style:style style:name="P13" style:family="paragraph" style:parent-style-name="Header">
      <style:paragraph-properties fo:text-align="center" style:justify-single-word="false"/>
      <style:text-properties style:font-name="Calibri Light" fo:font-size="20pt" fo:font-weight="bold" style:font-size-asian="20pt" style:font-weight-asian="bold" style:font-name-complex="Calibri Light1"/>
    </style:style>
    <style:style style:name="P14" style:family="paragraph" style:parent-style-name="Heading_20_1" style:list-style-name="" style:master-page-name="Standard">
      <style:paragraph-properties fo:margin-left="0.0098in" fo:margin-right="0in" fo:margin-top="0in" fo:margin-bottom="0in" loext:contextual-spacing="false" fo:line-height="100%" fo:text-indent="-0.0098in" style:auto-text-indent="false" style:page-number="auto" fo:padding-left="0in" fo:padding-right="0in" fo:padding-top="0in" fo:padding-bottom="0.0138in" fo:border-left="none" fo:border-right="none" fo:border-top="none" fo:border-bottom="0.51pt solid #000000">
        <style:tab-stops>
          <style:tab-stop style:position="6.7535in" style:type="right"/>
        </style:tab-stops>
      </style:paragraph-properties>
      <style:text-properties style:font-name="Calibri" style:font-name-complex="Calibri1"/>
    </style:style>
    <style:style style:name="P15" style:family="paragraph" style:parent-style-name="Heading_20_1" style:list-style-name="">
      <style:paragraph-properties fo:margin-left="0.0071in" fo:margin-right="0in" fo:margin-top="0in" fo:margin-bottom="0in" loext:contextual-spacing="false" fo:line-height="100%" fo:text-indent="-0.0071in" style:auto-text-indent="false">
        <style:tab-stops>
          <style:tab-stop style:position="7.5in" style:type="right"/>
        </style:tab-stops>
      </style:paragraph-properties>
    </style:style>
    <style:style style:name="P16" style:family="paragraph" style:parent-style-name="List_20_Paragraph" style:list-style-name="WWNum15">
      <style:paragraph-properties fo:margin-top="0in" fo:margin-bottom="0in" loext:contextual-spacing="true" fo:line-height="100%">
        <style:tab-stops>
          <style:tab-stop style:position="1.1252in"/>
          <style:tab-stop style:position="6.5in" style:type="right"/>
        </style:tab-stops>
      </style:paragraph-properties>
    </style:style>
    <style:style style:name="P17" style:family="paragraph" style:parent-style-name="List_20_Paragraph" style:list-style-name="WWNum11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-complex="Calibri1"/>
    </style:style>
    <style:style style:name="P18" style:family="paragraph" style:parent-style-name="List_20_Paragraph" style:list-style-name="WWNum15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-complex="Calibri1"/>
    </style:style>
    <style:style style:name="P19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7.5in" style:type="right"/>
        </style:tab-stops>
      </style:paragraph-properties>
      <style:text-properties style:font-name-complex="Calibri1"/>
    </style:style>
    <style:style style:name="P20" style:family="paragraph" style:parent-style-name="List_20_Paragraph" style:list-style-name="WWNum16">
      <style:paragraph-properties fo:margin-top="0in" fo:margin-bottom="0in" loext:contextual-spacing="true" fo:line-height="100%">
        <style:tab-stops>
          <style:tab-stop style:position="1.1252in"/>
          <style:tab-stop style:position="6.5in" style:type="right"/>
        </style:tab-stops>
      </style:paragraph-properties>
      <style:text-properties style:font-name-complex="Calibri1"/>
    </style:style>
    <style:style style:name="P21" style:family="paragraph" style:parent-style-name="List_20_Paragraph" style:list-style-name="WWNum12">
      <style:paragraph-properties fo:margin-left="0.5in" fo:margin-right="0in" fo:margin-top="0in" fo:margin-bottom="0in" loext:contextual-spacing="true" fo:line-height="100%" fo:text-indent="-0.25in" style:auto-text-indent="false">
        <style:tab-stops>
          <style:tab-stop style:position="6.5in" style:type="right"/>
        </style:tab-stops>
      </style:paragraph-properties>
      <style:text-properties style:font-name-complex="Calibri1"/>
    </style:style>
    <style:style style:name="P22" style:family="paragraph" style:parent-style-name="List_20_Paragraph" style:list-style-name="WWNum15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1.1252in"/>
          <style:tab-stop style:position="6.5in" style:type="right"/>
        </style:tab-stops>
      </style:paragraph-properties>
    </style:style>
    <style:style style:name="P23" style:family="paragraph" style:parent-style-name="List_20_Paragraph" style:list-style-name="WWNum15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6.5in" style:type="right"/>
        </style:tab-stops>
      </style:paragraph-properties>
    </style:style>
    <style:style style:name="P24" style:family="paragraph" style:parent-style-name="List_20_Paragraph" style:list-style-name="WWNum15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6.5in" style:type="right"/>
        </style:tab-stops>
      </style:paragraph-properties>
      <style:text-properties style:font-name-complex="Calibri1" style:font-weight-complex="bold"/>
    </style:style>
    <style:style style:name="T1" style:family="text">
      <style:text-properties style:font-name-complex="Calibri1"/>
    </style:style>
    <style:style style:name="T2" style:family="text">
      <style:text-properties style:font-name-complex="Calibri1" style:font-weight-complex="bold"/>
    </style:style>
    <style:style style:name="T3" style:family="text">
      <style:text-properties officeooo:rsid="001ce073" style:font-name-complex="Calibri1"/>
    </style:style>
    <style:style style:name="T4" style:family="text">
      <style:text-properties style:text-position="-5% 100%" style:font-name-complex="Calibri1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fo:font-weight="normal" style:font-weight-asian="normal" style:font-name-complex="Calibri1"/>
    </style:style>
    <style:style style:name="T7" style:family="text">
      <style:text-properties fo:font-style="italic" style:font-style-asian="italic" style:font-name-complex="Calibri1"/>
    </style:style>
    <style:style style:name="T8" style:family="text">
      <style:text-properties fo:font-style="italic" style:font-style-asian="italic" style:font-name-complex="Calibri1" style:font-style-complex="italic"/>
    </style:style>
    <style:style style:name="T9" style:family="text">
      <style:text-properties fo:font-weight="bold" style:font-weight-asian="bold" style:font-name-complex="Calibri1"/>
    </style:style>
    <style:style style:name="T10" style:family="text">
      <style:text-properties fo:font-weight="bold" style:font-weight-asian="bold" style:font-name-complex="Calibri1" style:font-weight-complex="bold"/>
    </style:style>
    <style:style style:name="T11" style:family="text">
      <style:text-properties style:use-window-font-color="true" style:text-underline-style="none" style:font-name-complex="Calibri1"/>
    </style:style>
    <style:style style:name="T12" style:family="text">
      <style:text-properties style:use-window-font-color="true" style:text-underline-style="none" style:font-name-complex="Calibri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EDUCATION</text:h>
      <text:h text:style-name="P15" text:outline-level="1"><text:span text:style-name="T5">Southern Methodist University, Lyle School of Engineering<text:tab/></text:span><text:span text:style-name="T6">May 2022</text:span></text:h>
      <text:p text:style-name="P2"><text:span text:style-name="T7">Computer Science Bachelor of Science, Mathematics Bachelor of Science<text:tab/></text:span><text:span text:style-name="T1">GPA: 3.5</text:span></text:p>
      <text:list xml:id="list290453486" text:style-name="WWNum11">
        <text:list-item>
          <text:p text:style-name="P17">Provost Scholarship, SMU Discovery Scholarship</text:p>
        </text:list-item>
        <text:list-item>
          <text:p text:style-name="P17">Relevant Coursework:</text:p>
          <text:list>
            <text:list-item>
              <text:p text:style-name="P17">Computer Networks and Distributed Systems</text:p>
            </text:list-item>
            <text:list-item>
              <text:p text:style-name="P17">Database Concepts</text:p>
            </text:list-item>
            <text:list-item>
              <text:p text:style-name="P17">Assembly Language Programming and Machine Organization</text:p>
            </text:list-item>
            <text:list-item>
              <text:p text:style-name="P17">Information Assurance and Security</text:p>
            </text:list-item>
          </text:list>
        </text:list-item>
      </text:list>
      <text:p text:style-name="P4"/>
      <text:p text:style-name="P2"><text:span text:style-name="T9">University of North Texas, Texas Academy of Mathematics and Science<text:tab/></text:span><text:span text:style-name="T1">May 2018</text:span></text:p>
      <text:p text:style-name="P2"><text:span text:style-name="T7">TAMS Diploma</text:span><text:span text:style-name="T9"><text:tab/></text:span><text:span text:style-name="T1">GPA: 3.7</text:span></text:p>
      <text:list xml:id="list2231145329" text:style-name="WWNum12">
        <text:list-item>
          <text:p text:style-name="P21">Residential early entrance college program specializing in STEM coursework</text:p>
        </text:list-item>
      </text:list>
      <text:p text:style-name="P7"/>
      <text:p text:style-name="P10">EXPERIENCE</text:p>
      <text:p text:style-name="P2"><text:span text:style-name="T9">Proficiencies:</text:span><text:span text:style-name="T2"> Python, </text:span><text:span text:style-name="T1">C++, Java, SQL, HTML, CSS, Javascript, ARM, Verilog, MATLAB, </text:span><text:span text:style-name="T3">Qt, CI/CD</text:span></text:p>
      <text:p text:style-name="P8"/>
      <text:p text:style-name="P2"><text:span text:style-name="T10">L3Harris Software Engineering Co-op<text:tab/></text:span><text:span text:style-name="T1">Greenville, TX</text:span></text:p>
      <text:p text:style-name="P2"><text:span text:style-name="T8">Agile Development Intern<text:tab/></text:span><text:span text:style-name="T1">July 2020 – Present</text:span></text:p>
      <text:list xml:id="list125175312" text:style-name="WWNum17">
        <text:list-item>
          <text:p text:style-name="P19">Acquired Secret clearance from DoD</text:p>
        </text:list-item>
        <text:list-item>
          <text:p text:style-name="P19">Developed UI for aircraft operator workstations using C++/Qt library on Linux platform</text:p>
        </text:list-item>
        <text:list-item>
          <text:p text:style-name="P19">Wrote service manager using data distribution system and publish-subscribe networking</text:p>
        </text:list-item>
        <text:list-item>
          <text:p text:style-name="P19">Integrated Jenkins pipeline into Gitlab CI/CD for static analysis, building, testing, and packaging</text:p>
        </text:list-item>
        <text:list-item>
          <text:p text:style-name="P19">Used Jira for sprint tracking; daily stand-ups, weekly refinements, biweekly retrospectives</text:p>
        </text:list-item>
      </text:list>
      <text:p text:style-name="P4"/>
      <text:p text:style-name="P2"><text:span text:style-name="T9">SMU Office of Information Technology<text:tab/></text:span><text:span text:style-name="T1">Dallas, TX</text:span></text:p>
      <text:p text:style-name="P2"><text:span text:style-name="T7">Helpdesk Support<text:tab/></text:span><text:span text:style-name="T1">January 2019 – May 2020</text:span></text:p>
      <text:p text:style-name="P5"/>
      <text:p text:style-name="P3"><text:span text:style-name="T9">UNT Department of Materials Science and Engineering</text:span><text:span text:style-name="T1"><text:tab/>Denton, TX</text:span></text:p>
      <text:p text:style-name="P3"><text:span text:style-name="T7">Research Assistant<text:tab/></text:span><text:span text:style-name="T1">February 2017 – April 2018</text:span></text:p>
      <text:p text:style-name="P6"/>
      <text:p text:style-name="P12">Projects:</text:p>
      <text:list xml:id="list3630823167" text:style-name="WWNum15">
        <text:list-item>
          <text:p text:style-name="P16"><text:a xlink:type="simple" xlink:href="https://github.com/Djaenk/zyBooks-Activity-Completer" text:style-name="Internet_20_link" text:visited-style-name="Visited_20_Internet_20_Link"><text:span text:style-name="T1">zyBooks Activity Completer</text:span></text:a><text:span text:style-name="Internet_20_link"><text:span text:style-name="T1"> </text:span></text:span><text:span text:style-name="Internet_20_link"><text:span text:style-name="T11">– Application created to automate completion of tasks and activities</text:span></text:span></text:p>
          <text:list>
            <text:list-item>
              <text:p text:style-name="P22"><text:span text:style-name="Internet_20_link"><text:span text:style-name="T11">Built in Python and uses Selenium automation library to drive autocomplete functions</text:span></text:span></text:p>
            </text:list-item>
            <text:list-item>
              <text:p text:style-name="P22"><text:span text:style-name="Internet_20_link"><text:span text:style-name="T11">Completion feedback loop parses specific HTML elements and attributes to check for validity</text:span></text:span></text:p>
            </text:list-item>
            <text:list-item>
              <text:p text:style-name="P22"><text:span text:style-name="Internet_20_link"><text:span text:style-name="T11">Java port with GUI constructed from JavaFX and CSS in progress</text:span></text:span></text:p>
            </text:list-item>
          </text:list>
        </text:list-item>
        <text:list-item>
          <text:p text:style-name="P16"><text:a xlink:type="simple" xlink:href="https://github.com/Djaenk/Cpp-Edmonds-Karp" text:style-name="Internet_20_link" text:visited-style-name="Visited_20_Internet_20_Link"><text:span text:style-name="T1">C++ Implementation of Edmonds-Karp Algorithm</text:span></text:a></text:p>
          <text:list>
            <text:list-item>
              <text:p text:style-name="P23"><text:span text:style-name="Internet_20_link"><text:span text:style-name="T12">Finds the maximum flow of a given flow network using the Edmonds-Karp algorithm</text:span></text:span></text:p>
            </text:list-item>
            <text:list-item>
              <text:p text:style-name="P23"><text:span text:style-name="Internet_20_link"><text:span text:style-name="T12">Wrote templated graph classes, file I/O, and algorithm implementation using only C++ STL</text:span></text:span></text:p>
            </text:list-item>
            <text:list-item>
              <text:p text:style-name="P23"><text:span text:style-name="Internet_20_link"><text:span text:style-name="T12">Python script generates test graphs of exponentially increasing size</text:span></text:span></text:p>
            </text:list-item>
          </text:list>
        </text:list-item>
        <text:list-item>
          <text:p text:style-name="P18"><text:a xlink:type="simple" xlink:href="https://github.com/DB-GUIs-2020-PharmTech/FrontAndBackEnd" text:style-name="Internet_20_link" text:visited-style-name="Visited_20_Internet_20_Link">Pharmtech</text:a> – Proof of concept drug stock management software</text:p>
          <text:list>
            <text:list-item>
              <text:p text:style-name="P24">Permits doctors, manufacturers, and pharmacists to see inventory and make requests</text:p>
            </text:list-item>
            <text:list-item>
              <text:p text:style-name="P24">Containerized React frontend, Express.js backend, and mySQL database with Docker</text:p>
            </text:list-item>
          </text:list>
        </text:list-item>
      </text:list>
      <text:p text:style-name="P9"/>
      <text:p text:style-name="P11">ACTIVITIES</text:p>
      <text:p text:style-name="P3"><text:span text:style-name="T9">SMU Esports Club<text:tab/></text:span><text:span text:style-name="T1">Dallas, TX</text:span></text:p>
      <text:p text:style-name="P3"><text:span text:style-name="T7">Competitive Coordinator, Stream Production Manager (</text:span><text:a xlink:type="simple" xlink:href="http://www.twitch.tv/SMU_Esports" text:style-name="Internet_20_link" text:visited-style-name="Visited_20_Internet_20_Link"><text:span text:style-name="T7">twitch.tv/SMU_Esports</text:span></text:a><text:span text:style-name="T7">)<text:tab/></text:span><text:span text:style-name="T1">Fall 2018 - Present</text:span></text:p>
      <text:list xml:id="list4088485504" text:style-name="WWNum16">
        <text:list-item>
          <text:p text:style-name="P20">Manage logistics of booking and running club events (venue, equipment, marketing, TO)</text:p>
        </text:list-item>
        <text:list-item>
          <text:p text:style-name="P20">Facilitated needs of esports captains in terms of travel, tournament fees, administrative suppor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in" fo:margin-top="0in" fo:margin-bottom="0.0008in" loext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weight-complex="bold" loext:padding="0in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weight-complex="bold" loext:padding="0in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weight-complex="bold" loext:padding="0in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weight-complex="bold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weight-complex="bold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weight-complex="bold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weight-complex="bold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weight-complex="bold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weight-complex="bold" loext:padding="0in" loext:border="non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text:style-name="ListLabel_20_1" style:num-format="1" text:start-value="12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 text:start-value="12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 Light" fo:font-size="20pt" fo:font-weight="bold" style:font-size-asian="20pt" style:font-weight-asian="bold" style:font-name-complex="Calibri Light1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style:font-name-complex="Calibri1"/>
    </style:style>
    <style:style style:name="MT2" style:family="text">
      <style:text-properties style:text-position="-5% 100%" style:font-name-complex="Calibri1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.5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Anthony Wang</text:p>
        <text:p text:style-name="MP2"><text:span text:style-name="MT1">anthonyw@smu.edu |</text:span><text:span text:style-name="MT2"> </text:span><text:a xlink:type="simple" xlink:href="https://github.com/Djaenk" text:style-name="Internet_20_link" text:visited-style-name="Visited_20_Internet_20_Link"><text:span text:style-name="MT2">github.com/djaenk</text:span></text:a><text:span text:style-name="MT2"> | 469-213-9868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thony Wang</meta:initial-creator>
    <meta:editing-cycles>41</meta:editing-cycles>
    <meta:print-date>2020-10-23T01:47:00</meta:print-date>
    <meta:creation-date>2019-04-10T06:07:00</meta:creation-date>
    <dc:date>2021-01-25T10:46:02.512000000</dc:date>
    <meta:editing-duration>PT4H59M39S</meta:editing-duration>
    <meta:generator>LibreOffice/6.4.7.2$Windows_X86_64 LibreOffice_project/639b8ac485750d5696d7590a72ef1b496725cfb5</meta:generator>
    <meta:document-statistic meta:table-count="0" meta:image-count="0" meta:object-count="0" meta:page-count="1" meta:paragraph-count="44" meta:word-count="366" meta:character-count="2564" meta:non-whitespace-character-count="2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